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3000000BEA6B4921167C63850.png" manifest:media-type="image/png"/>
  <manifest:file-entry manifest:full-path="Pictures/100000010000023D000000B42FE9B00BB8047BB5.png" manifest:media-type="image/png"/>
  <manifest:file-entry manifest:full-path="Pictures/100000010000022700000079ADFDE00EA21FE204.png" manifest:media-type="image/png"/>
  <manifest:file-entry manifest:full-path="Pictures/100000010000020E0000007C26FA21AF2F23ACC6.png" manifest:media-type="image/png"/>
  <manifest:file-entry manifest:full-path="Pictures/1000000100000205000000943AE25C0D99926313.png" manifest:media-type="image/png"/>
  <manifest:file-entry manifest:full-path="Pictures/1000000100000388000000C1DDC9D8FF4F4BDF3D.png" manifest:media-type="image/png"/>
  <manifest:file-entry manifest:full-path="Pictures/100000010000020B0000009B42DF338CE2CFA316.png" manifest:media-type="image/png"/>
  <manifest:file-entry manifest:full-path="Pictures/100000010000023F000000B00CB4E0691C17C120.png" manifest:media-type="image/png"/>
  <manifest:file-entry manifest:full-path="Pictures/100000010000022E0000008B9D52AA6CBBEA7296.png" manifest:media-type="image/png"/>
  <manifest:file-entry manifest:full-path="Pictures/10000001000001DC0000004294723E48EC6C25F5.png" manifest:media-type="image/png"/>
  <manifest:file-entry manifest:full-path="Pictures/10000001000001F3000000544A6C02E15343BA16.png" manifest:media-type="image/png"/>
  <manifest:file-entry manifest:full-path="Pictures/10000001000001D70000003A665124A96F3A94B7.png" manifest:media-type="image/png"/>
  <manifest:file-entry manifest:full-path="Pictures/10000001000002510000012347178493CA6ABE69.png" manifest:media-type="image/png"/>
  <manifest:file-entry manifest:full-path="Pictures/1000000100000228000000928FDB1FAAEAAC52A7.png" manifest:media-type="image/png"/>
  <manifest:file-entry manifest:full-path="Pictures/100000010000024E00000037D60B5268A61387B3.png" manifest:media-type="image/png"/>
  <manifest:file-entry manifest:full-path="Pictures/1000000100000220000000942C73EE8F02E4790F.png" manifest:media-type="image/png"/>
  <manifest:file-entry manifest:full-path="Pictures/100000010000029200000069162A14BB7BF194DC.png" manifest:media-type="image/png"/>
  <manifest:file-entry manifest:full-path="Pictures/100000010000020B0000017E985F2B6F0EFBEC39.png" manifest:media-type="image/png"/>
  <manifest:file-entry manifest:full-path="Pictures/10000001000001A60000003BA5FA2E78E42A82F4.png" manifest:media-type="image/png"/>
  <manifest:file-entry manifest:full-path="Pictures/100000010000023D000000D207B4900CA2EAB401.png" manifest:media-type="image/png"/>
  <manifest:file-entry manifest:full-path="Pictures/1000000100000224000000BCDE81961783248A60.png" manifest:media-type="image/png"/>
  <manifest:file-entry manifest:full-path="Pictures/1000000100000252000000A3555B53F69E03975C.png" manifest:media-type="image/png"/>
  <manifest:file-entry manifest:full-path="Pictures/100000010000029200000069FA23B780597B4A90.png" manifest:media-type="image/png"/>
  <manifest:file-entry manifest:full-path="Pictures/1000000100000256000001075037880415517961.png" manifest:media-type="image/png"/>
  <manifest:file-entry manifest:full-path="Pictures/1000000100000253000001B1CBDD9BB3968A0BF2.png" manifest:media-type="image/png"/>
  <manifest:file-entry manifest:full-path="Pictures/100000010000029E00000174729B1E9BA8B4D46D.png" manifest:media-type="image/png"/>
  <manifest:file-entry manifest:full-path="Pictures/10000001000002A80000008B67D0C3D8DA75E52F.png" manifest:media-type="image/png"/>
  <manifest:file-entry manifest:full-path="Pictures/10000001000002650000006ACF1CBAEC196DD2EE.png" manifest:media-type="image/png"/>
  <manifest:file-entry manifest:full-path="Pictures/10000001000001F1000000E1A2907584810E356A.png" manifest:media-type="image/png"/>
  <manifest:file-entry manifest:full-path="Pictures/100000010000024E000000837C0B9DC283706C04.png" manifest:media-type="image/png"/>
  <manifest:file-entry manifest:full-path="Pictures/1000000100000215000000956A2CF0ED65AC9BCF.png" manifest:media-type="image/png"/>
  <manifest:file-entry manifest:full-path="Pictures/100000010000025C000000835B0E535A7EC3793B.png" manifest:media-type="image/png"/>
  <manifest:file-entry manifest:full-path="Pictures/10000001000001FE00000093EE8721C04D99EDAC.png" manifest:media-type="image/png"/>
  <manifest:file-entry manifest:full-path="Pictures/10000001000002610000009557445FCA5413862D.png" manifest:media-type="image/png"/>
  <manifest:file-entry manifest:full-path="Pictures/100000010000025200000078569117DEE2CDA8D2.png" manifest:media-type="image/png"/>
  <manifest:file-entry manifest:full-path="Pictures/10000001000001FA0000006860BDEECC06A02BDD.png" manifest:media-type="image/png"/>
  <manifest:file-entry manifest:full-path="Pictures/1000000100000201000000CE24B1B0DB66E11C41.png" manifest:media-type="image/png"/>
  <manifest:file-entry manifest:full-path="Pictures/10000001000002630000007AB1A16917BFC493A5.png" manifest:media-type="image/png"/>
  <manifest:file-entry manifest:full-path="Pictures/100000010000024F000000474725E50723A628A1.png" manifest:media-type="image/png"/>
  <manifest:file-entry manifest:full-path="Pictures/100000010000022C000001928DC2A13347FDCE09.png" manifest:media-type="image/png"/>
  <manifest:file-entry manifest:full-path="Pictures/100000010000023100000048F9A8FFC7091AA834.png" manifest:media-type="image/png"/>
  <manifest:file-entry manifest:full-path="Pictures/10000001000002290000003B438475CE2643C725.png" manifest:media-type="image/png"/>
  <manifest:file-entry manifest:full-path="Pictures/1000000100000294000000750A121401C88835FE.png" manifest:media-type="image/png"/>
  <manifest:file-entry manifest:full-path="Pictures/100000010000024F0000004280A10BB49EFA8975.png" manifest:media-type="image/png"/>
  <manifest:file-entry manifest:full-path="Pictures/100000010000024F0000004216D92A0626665A41.png" manifest:media-type="image/png"/>
  <manifest:file-entry manifest:full-path="Pictures/100000010000022500000116476DCAA1C7369540.png" manifest:media-type="image/png"/>
  <manifest:file-entry manifest:full-path="Pictures/1000000100000265000000D054AA01CDE158A8E3.png" manifest:media-type="image/png"/>
  <manifest:file-entry manifest:full-path="Pictures/10000001000001F00000008BA698B8EE6F0240C5.png" manifest:media-type="image/png"/>
  <manifest:file-entry manifest:full-path="Pictures/100000010000020A0000016FE3995F6A9CF12F12.png" manifest:media-type="image/png"/>
  <manifest:file-entry manifest:full-path="Pictures/10000001000002230000008B78BDEC313ACFA5C2.png" manifest:media-type="image/png"/>
  <manifest:file-entry manifest:full-path="Pictures/1000000100000272000000B6D2C099D06F583A04.png" manifest:media-type="image/png"/>
  <manifest:file-entry manifest:full-path="Pictures/1000000100000212000000C813D0526DC2B09FEA.png" manifest:media-type="image/png"/>
  <manifest:file-entry manifest:full-path="Pictures/100000010000022D00000051487F5F36262A20BB.png" manifest:media-type="image/png"/>
  <manifest:file-entry manifest:full-path="Pictures/100000010000013F0000005C8A9E22587F8240BC.png" manifest:media-type="image/png"/>
  <manifest:file-entry manifest:full-path="Pictures/100000010000018E000000D68689400C2C05E53F.png" manifest:media-type="image/png"/>
  <manifest:file-entry manifest:full-path="Pictures/1000000100000295000001A1437E2A9DE3639159.png" manifest:media-type="image/png"/>
  <manifest:file-entry manifest:full-path="Pictures/1000000100000505000000C4A581428F52CC501E.png" manifest:media-type="image/png"/>
  <manifest:file-entry manifest:full-path="Pictures/10000001000005AD0000007B3859823E4F23F0EC.png" manifest:media-type="image/png"/>
  <manifest:file-entry manifest:full-path="Pictures/1000000100000250000000A51666A2310113BA8D.png" manifest:media-type="image/png"/>
  <manifest:file-entry manifest:full-path="Pictures/100000010000055300000155C308640C2CCAEB9F.png" manifest:media-type="image/png"/>
  <manifest:file-entry manifest:full-path="Pictures/1000000100000283000001815D9C394994FBA7E0.png" manifest:media-type="image/png"/>
  <manifest:file-entry manifest:full-path="Pictures/100000010000028F0000010EF97BA9D481441E16.png" manifest:media-type="image/png"/>
  <manifest:file-entry manifest:full-path="Pictures/100000010000028F000000DE51BE5F1ED3B0B51E.png" manifest:media-type="image/png"/>
  <manifest:file-entry manifest:full-path="Pictures/10000001000001E30000004219864CB2D19DFED1.png" manifest:media-type="image/png"/>
  <manifest:file-entry manifest:full-path="Pictures/10000001000002E60000007F5D34223BC304A654.png" manifest:media-type="image/png"/>
  <manifest:file-entry manifest:full-path="Pictures/10000001000001F00000008BAF1A858C8366D972.png" manifest:media-type="image/png"/>
  <manifest:file-entry manifest:full-path="Pictures/100000010000022C000000898BB1B8705AB9EFAF.png" manifest:media-type="image/png"/>
  <manifest:file-entry manifest:full-path="Pictures/10000001000001E9000000A098C696CB58ECEE9B.png" manifest:media-type="image/png"/>
  <manifest:file-entry manifest:full-path="Pictures/100000010000024B000000707D64EA0780C08F70.png" manifest:media-type="image/png"/>
  <manifest:file-entry manifest:full-path="Pictures/10000001000002560000011D8FD36273D9C267AF.png" manifest:media-type="image/png"/>
  <manifest:file-entry manifest:full-path="Pictures/10000001000002410000004E2707BF5C83A2C5CA.png" manifest:media-type="image/png"/>
  <manifest:file-entry manifest:full-path="Pictures/100000010000028E0000006AF522542D19FC64A8.png" manifest:media-type="image/png"/>
  <manifest:file-entry manifest:full-path="Pictures/10000001000002C00000005A28E5E4F13C23454C.png" manifest:media-type="image/png"/>
  <manifest:file-entry manifest:full-path="Pictures/10000001000002420000006A3A13CD8DA3A2CCFC.png" manifest:media-type="image/png"/>
  <manifest:file-entry manifest:full-path="Pictures/10000001000002B100000062E913533E4433CEFD.png" manifest:media-type="image/png"/>
  <manifest:file-entry manifest:full-path="Pictures/1000000100000299000000719C607A147A0BB3CB.png" manifest:media-type="image/png"/>
  <manifest:file-entry manifest:full-path="Pictures/1000000100000280000001159D45ED361926253A.png" manifest:media-type="image/png"/>
  <manifest:file-entry manifest:full-path="Pictures/10000001000002290000014A6CF0EAF9BD7D973D.png" manifest:media-type="image/png"/>
  <manifest:file-entry manifest:full-path="Pictures/10000001000002270000010ED70AB113CCF925F2.png" manifest:media-type="image/png"/>
  <manifest:file-entry manifest:full-path="Pictures/1000000100000226000000950ECB111FD7A9A986.png" manifest:media-type="image/png"/>
  <manifest:file-entry manifest:full-path="Pictures/10000001000002270000006C2A8D927405D8F2C0.png" manifest:media-type="image/png"/>
  <manifest:file-entry manifest:full-path="Pictures/100000010000020900000072707B4C2762644569.png" manifest:media-type="image/png"/>
  <manifest:file-entry manifest:full-path="Pictures/100000010000024B000000C85D577F0BDCB40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b5af04" officeooo:paragraph-rsid="00b5af04"/>
    </style:style>
    <style:style style:name="P20" style:family="paragraph" style:parent-style-name="Standard">
      <style:text-properties officeooo:rsid="00b9b976" officeooo:paragraph-rsid="00b9b976"/>
    </style:style>
    <style:style style:name="P21" style:family="paragraph" style:parent-style-name="Standard">
      <style:text-properties officeooo:rsid="00bdc58a" officeooo:paragraph-rsid="00bdc58a"/>
    </style:style>
    <style:style style:name="P22" style:family="paragraph" style:parent-style-name="Standard">
      <style:text-properties officeooo:rsid="00c0a1fa" officeooo:paragraph-rsid="00c0a1fa"/>
    </style:style>
    <style:style style:name="P23" style:family="paragraph" style:parent-style-name="Standard">
      <style:text-properties officeooo:rsid="00e7e6d0" officeooo:paragraph-rsid="00e7e6d0"/>
    </style:style>
    <style:style style:name="P24" style:family="paragraph" style:parent-style-name="Standard">
      <style:text-properties officeooo:rsid="00ede85d" officeooo:paragraph-rsid="00ede85d"/>
    </style:style>
    <style:style style:name="P25" style:family="paragraph" style:parent-style-name="Standard">
      <style:text-properties officeooo:rsid="011b3960" officeooo:paragraph-rsid="011b3960"/>
    </style:style>
    <style:style style:name="P26" style:family="paragraph" style:parent-style-name="Standard">
      <style:text-properties officeooo:rsid="011ee3b4" officeooo:paragraph-rsid="011ee3b4"/>
    </style:style>
    <style:style style:name="P2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officeooo:rsid="011ee3b4" officeooo:paragraph-rsid="011ee3b4" fo:background-color="#1f1f1f"/>
    </style:style>
    <style:style style:name="P29" style:family="paragraph" style:parent-style-name="Standard">
      <style:paragraph-properties style:line-height-at-least="0.198in"/>
      <style:text-properties fo:color="#4fc1ff" loext:opacity="100%" style:font-name="Droid Sans Mono" fo:font-size="10.5pt" fo:font-weight="normal" fo:background-color="#1f1f1f"/>
    </style:style>
    <style:style style:name="P30" style:family="paragraph" style:parent-style-name="Standard">
      <style:text-properties officeooo:rsid="0122590a" officeooo:paragraph-rsid="0122590a"/>
    </style:style>
    <style:style style:name="P31" style:family="paragraph" style:parent-style-name="Standard">
      <style:text-properties officeooo:rsid="0124a8ae" officeooo:paragraph-rsid="0124a8ae"/>
    </style:style>
    <style:style style:name="P32" style:family="paragraph" style:parent-style-name="Standard">
      <style:text-properties officeooo:rsid="012adb5f" officeooo:paragraph-rsid="012adb5f"/>
    </style:style>
    <style:style style:name="P33" style:family="paragraph" style:parent-style-name="Standard">
      <style:text-properties officeooo:rsid="012d65e0" officeooo:paragraph-rsid="012d65e0"/>
    </style:style>
    <style:style style:name="P34" style:family="paragraph" style:parent-style-name="Standard">
      <style:text-properties officeooo:rsid="012ebd73" officeooo:paragraph-rsid="012ebd73"/>
    </style:style>
    <style:style style:name="P35" style:family="paragraph" style:parent-style-name="Standard">
      <style:text-properties officeooo:rsid="012f9f9e" officeooo:paragraph-rsid="012f9f9e"/>
    </style:style>
    <style:style style:name="P36" style:family="paragraph" style:parent-style-name="Standard">
      <style:text-properties officeooo:rsid="0138e507" officeooo:paragraph-rsid="0138e507"/>
    </style:style>
    <style:style style:name="P37" style:family="paragraph" style:parent-style-name="Standard">
      <style:text-properties officeooo:rsid="013ce36b" officeooo:paragraph-rsid="013ce36b"/>
    </style:style>
    <style:style style:name="P38" style:family="paragraph" style:parent-style-name="Standard">
      <style:text-properties officeooo:rsid="01408aac" officeooo:paragraph-rsid="01408aac"/>
    </style:style>
    <style:style style:name="P39" style:family="paragraph" style:parent-style-name="Standard">
      <style:text-properties officeooo:rsid="01418415" officeooo:paragraph-rsid="01418415"/>
    </style:style>
    <style:style style:name="P40" style:family="paragraph" style:parent-style-name="Standard">
      <style:text-properties officeooo:rsid="0142a7b8" officeooo:paragraph-rsid="0142a7b8"/>
    </style:style>
    <style:style style:name="P41" style:family="paragraph" style:parent-style-name="Standard">
      <style:text-properties officeooo:rsid="0144a3b1" officeooo:paragraph-rsid="0144a3b1"/>
    </style:style>
    <style:style style:name="P42" style:family="paragraph" style:parent-style-name="Standard">
      <style:text-properties officeooo:rsid="0148f0f8" officeooo:paragraph-rsid="0148f0f8"/>
    </style:style>
    <style:style style:name="P43" style:family="paragraph" style:parent-style-name="Standard">
      <style:text-properties officeooo:rsid="01524545" officeooo:paragraph-rsid="01524545"/>
    </style:style>
    <style:style style:name="P44" style:family="paragraph" style:parent-style-name="Standard">
      <style:text-properties officeooo:rsid="0156d266" officeooo:paragraph-rsid="0156d266"/>
    </style:style>
    <style:style style:name="P45" style:family="paragraph" style:parent-style-name="Standard">
      <style:text-properties officeooo:rsid="01581ec0" officeooo:paragraph-rsid="01581ec0"/>
    </style:style>
    <style:style style:name="P46" style:family="paragraph" style:parent-style-name="Standard">
      <style:text-properties officeooo:rsid="016e1002" officeooo:paragraph-rsid="016e1002"/>
    </style:style>
    <style:style style:name="P47" style:family="paragraph" style:parent-style-name="Standard">
      <style:text-properties officeooo:rsid="016eaf1b" officeooo:paragraph-rsid="016eaf1b"/>
    </style:style>
    <style:style style:name="P48" style:family="paragraph" style:parent-style-name="Standard">
      <style:text-properties officeooo:rsid="016f8c87" officeooo:paragraph-rsid="016f8c87"/>
    </style:style>
    <style:style style:name="P49" style:family="paragraph" style:parent-style-name="Standard">
      <style:text-properties officeooo:rsid="0175932c" officeooo:paragraph-rsid="0175932c"/>
    </style:style>
    <style:style style:name="P50" style:family="paragraph" style:parent-style-name="Standard">
      <style:text-properties officeooo:rsid="01759f1d" officeooo:paragraph-rsid="01759f1d"/>
    </style:style>
    <style:style style:name="P51" style:family="paragraph" style:parent-style-name="Standard">
      <style:text-properties officeooo:rsid="017a209b" officeooo:paragraph-rsid="017a209b"/>
    </style:style>
    <style:style style:name="P52" style:family="paragraph" style:parent-style-name="Standard">
      <style:text-properties officeooo:rsid="017ec6ab" officeooo:paragraph-rsid="017ec6ab"/>
    </style:style>
    <style:style style:name="P53" style:family="paragraph" style:parent-style-name="Standard">
      <style:text-properties officeooo:rsid="018637d8" officeooo:paragraph-rsid="018637d8"/>
    </style:style>
    <style:style style:name="P54" style:family="paragraph" style:parent-style-name="Standard">
      <style:paragraph-properties fo:text-align="start" style:justify-single-word="false"/>
      <style:text-properties officeooo:rsid="018637d8" officeooo:paragraph-rsid="018637d8"/>
    </style:style>
    <style:style style:name="P55" style:family="paragraph" style:parent-style-name="Standard">
      <style:paragraph-properties fo:text-align="start" style:justify-single-word="false"/>
      <style:text-properties officeooo:rsid="01975b62" officeooo:paragraph-rsid="01975b62"/>
    </style:style>
    <style:style style:name="P56" style:family="paragraph" style:parent-style-name="Standard">
      <style:paragraph-properties fo:text-align="start" style:justify-single-word="false"/>
      <style:text-properties officeooo:rsid="019b1d88" officeooo:paragraph-rsid="019b1d88"/>
    </style:style>
    <style:style style:name="P57" style:family="paragraph" style:parent-style-name="Standard">
      <style:paragraph-properties fo:text-align="start" style:justify-single-word="false"/>
      <style:text-properties officeooo:rsid="019df1e9" officeooo:paragraph-rsid="019df1e9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19df1e9"/>
    </style:style>
    <style:style style:name="P59" style:family="paragraph" style:parent-style-name="Standard">
      <style:text-properties officeooo:rsid="012f9f9e" officeooo:paragraph-rsid="012f9f9e"/>
    </style:style>
    <style:style style:name="P60" style:family="paragraph" style:parent-style-name="Standard">
      <style:text-properties officeooo:rsid="01a17183" officeooo:paragraph-rsid="01a17183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T29" style:family="text">
      <style:text-properties officeooo:rsid="00f1d9eb"/>
    </style:style>
    <style:style style:name="T30" style:family="text">
      <style:text-properties fo:color="#569cd6" loext:opacity="100%"/>
    </style:style>
    <style:style style:name="T31" style:family="text">
      <style:text-properties fo:color="#4fc1ff" loext:opacity="100%"/>
    </style:style>
    <style:style style:name="T32" style:family="text">
      <style:text-properties fo:color="#4ec9b0" loext:opacity="100%"/>
    </style:style>
    <style:style style:name="T33" style:family="text">
      <style:text-properties officeooo:rsid="01227a17"/>
    </style:style>
    <style:style style:name="T34" style:family="text">
      <style:text-properties officeooo:rsid="0124a8ae"/>
    </style:style>
    <style:style style:name="T35" style:family="text">
      <style:text-properties officeooo:rsid="012adb5f"/>
    </style:style>
    <style:style style:name="T36" style:family="text">
      <style:text-properties officeooo:rsid="012d89cd"/>
    </style:style>
    <style:style style:name="T37" style:family="text">
      <style:text-properties officeooo:rsid="012f9f9e"/>
    </style:style>
    <style:style style:name="T38" style:family="text">
      <style:text-properties officeooo:rsid="012ff8d8"/>
    </style:style>
    <style:style style:name="T39" style:family="text">
      <style:text-properties officeooo:rsid="015c15e4"/>
    </style:style>
    <style:style style:name="T40" style:family="text">
      <style:text-properties officeooo:rsid="015da337"/>
    </style:style>
    <style:style style:name="T41" style:family="text">
      <style:text-properties officeooo:rsid="015fc89d"/>
    </style:style>
    <style:style style:name="T42" style:family="text">
      <style:text-properties officeooo:rsid="01621f85"/>
    </style:style>
    <style:style style:name="T43" style:family="text">
      <style:text-properties officeooo:rsid="01662902"/>
    </style:style>
    <style:style style:name="T44" style:family="text">
      <style:text-properties officeooo:rsid="0169a9d6"/>
    </style:style>
    <style:style style:name="T45" style:family="text">
      <style:text-properties officeooo:rsid="016b9a33"/>
    </style:style>
    <style:style style:name="T46" style:family="text">
      <style:text-properties officeooo:rsid="016cbc30"/>
    </style:style>
    <style:style style:name="T47" style:family="text">
      <style:text-properties officeooo:rsid="016e1002"/>
    </style:style>
    <style:style style:name="T48" style:family="text">
      <style:text-properties officeooo:rsid="016f0979"/>
    </style:style>
    <style:style style:name="T49" style:family="text">
      <style:text-properties officeooo:rsid="01755e14"/>
    </style:style>
    <style:style style:name="T50" style:family="text">
      <style:text-properties officeooo:rsid="01759f1d"/>
    </style:style>
    <style:style style:name="T51" style:family="text">
      <style:text-properties officeooo:rsid="017a209b"/>
    </style:style>
    <style:style style:name="T52" style:family="text">
      <style:text-properties officeooo:rsid="017b6fa8"/>
    </style:style>
    <style:style style:name="T53" style:family="text">
      <style:text-properties officeooo:rsid="017d593a"/>
    </style:style>
    <style:style style:name="T54" style:family="text">
      <style:text-properties officeooo:rsid="01808120"/>
    </style:style>
    <style:style style:name="T55" style:family="text">
      <style:text-properties officeooo:rsid="0195f22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1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4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1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1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1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1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3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3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1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1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2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5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6">if quoted, no expansions</text:p>
      <text:p text:style-name="P16"/>
      <text:p text:style-name="P16"><draw:frame draw:style-name="fr5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1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1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3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7">operator at the end</text:p>
      <text:p text:style-name="P17"/>
      <text:p text:style-name="P17"><draw:frame draw:style-name="fr1" draw:name="Image17" text:anchor-type="char" svg:width="5.2709in" svg:height="1.0835in" draw:z-index="16"><draw:image xlink:href="Pictures/10000001000001FA0000006860BDEECC06A02BDD.png" xlink:type="simple" xlink:show="embed" xlink:actuate="onLoad" draw:mime-type="image/png"/></draw:frame><text:s/></text:p>
      <text:p text:style-name="P17"><draw:frame draw:style-name="fr1" draw:name="Image18" text:anchor-type="char" svg:width="5.4272in" svg:height="1.1874in" draw:z-index="17"><draw:image xlink:href="Pictures/100000010000020900000072707B4C2762644569.png" xlink:type="simple" xlink:show="embed" xlink:actuate="onLoad" draw:mime-type="image/png"/></draw:frame><text:s/></text:p>
      <text:p text:style-name="P17"><draw:frame draw:style-name="fr2" draw:name="Image19" text:anchor-type="char" svg:width="6.6929in" svg:height="1.0673in" draw:z-index="18"><draw:image xlink:href="Pictures/100000010000029200000069162A14BB7BF194DC.png" xlink:type="simple" xlink:show="embed" xlink:actuate="onLoad" draw:mime-type="image/png"/></draw:frame><text:s/></text:p>
      <text:p text:style-name="P17"><draw:frame draw:style-name="fr2" draw:name="Image20" text:anchor-type="char" svg:width="6.6929in" svg:height="1.0673in" draw:z-index="19"><draw:image xlink:href="Pictures/100000010000029200000069FA23B780597B4A90.png" xlink:type="simple" xlink:show="embed" xlink:actuate="onLoad" draw:mime-type="image/png"/></draw:frame><text:soft-page-break/><text:s/></text:p>
      <text:p text:style-name="P17"/>
      <text:p text:style-name="P17"><draw:frame draw:style-name="fr3" draw:name="Image21" text:anchor-type="char" svg:width="5.4374in" svg:height="3.8228in" draw:z-index="20"><draw:image xlink:href="Pictures/100000010000020A0000016FE3995F6A9CF12F12.png" xlink:type="simple" xlink:show="embed" xlink:actuate="onLoad" draw:mime-type="image/png"/></draw:frame><text:s/></text:p>
      <text:p text:style-name="P17"><draw:frame draw:style-name="fr3" draw:name="Image22" text:anchor-type="char" svg:width="5.1772in" svg:height="2.3437in" draw:z-index="21"><draw:image xlink:href="Pictures/10000001000001F1000000E1A2907584810E356A.png" xlink:type="simple" xlink:show="embed" xlink:actuate="onLoad" draw:mime-type="image/png"/></draw:frame><text:s/></text:p>
      <text:p text:style-name="P17"><draw:frame draw:style-name="fr3" draw:name="Image23" text:anchor-type="char" svg:width="5.7189in" svg:height="2.8957in" draw:z-index="22"><draw:image xlink:href="Pictures/100000010000022500000116476DCAA1C7369540.png" xlink:type="simple" xlink:show="embed" xlink:actuate="onLoad" draw:mime-type="image/png"/></draw:frame><text:soft-page-break/><text:s/></text:p>
      <text:p text:style-name="P17"><draw:frame draw:style-name="fr3" draw:name="Image24" text:anchor-type="char" svg:width="5.7083in" svg:height="1.9583in" draw:z-index="23"><draw:image xlink:href="Pictures/1000000100000224000000BCDE81961783248A60.png" xlink:type="simple" xlink:show="embed" xlink:actuate="onLoad" draw:mime-type="image/png"/></draw:frame><text:s/></text:p>
      <text:p text:style-name="P17"/>
      <text:p text:style-name="P17"><draw:frame draw:style-name="fr3" draw:name="Image25" text:anchor-type="char" svg:width="6.198in" svg:height="4.5102in" draw:z-index="24"><draw:image xlink:href="Pictures/1000000100000253000001B1CBDD9BB3968A0BF2.png" xlink:type="simple" xlink:show="embed" xlink:actuate="onLoad" draw:mime-type="image/png"/></draw:frame><text:soft-page-break/><text:s/></text:p>
      <text:p text:style-name="P17"/>
      <text:p text:style-name="P17"><draw:frame draw:style-name="fr3" draw:name="Image26" text:anchor-type="char" svg:width="5.448in" svg:height="3.9791in" draw:z-index="25"><draw:image xlink:href="Pictures/100000010000020B0000017E985F2B6F0EFBEC39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><draw:frame draw:style-name="fr1" draw:name="Image28" text:anchor-type="char" svg:width="6.1665in" svg:height="1.7189in" draw:z-index="27"><draw:image xlink:href="Pictures/1000000100000250000000A51666A2310113BA8D.png" xlink:type="simple" xlink:show="embed" xlink:actuate="onLoad" draw:mime-type="image/png"/></draw:frame><text:s/></text:p>
      <text:p text:style-name="P18"><draw:frame draw:style-name="fr1" draw:name="Image29" text:anchor-type="char" svg:width="5.7602in" svg:height="0.6146in" draw:z-index="28"><draw:image xlink:href="Pictures/10000001000002290000003B438475CE2643C725.png" xlink:type="simple" xlink:show="embed" xlink:actuate="onLoad" draw:mime-type="image/png"/></draw:frame></text:p>
      <text:p text:style-name="P18"><draw:frame draw:style-name="fr1" draw:name="Image30" text:anchor-type="char" svg:width="6.1457in" svg:height="0.5728in" draw:z-index="29"><draw:image xlink:href="Pictures/100000010000024E00000037D60B5268A61387B3.png" xlink:type="simple" xlink:show="embed" xlink:actuate="onLoad" draw:mime-type="image/png"/></draw:frame></text:p>
      <text:p text:style-name="P18"/>
      <text:p text:style-name="P18"><draw:frame draw:style-name="fr1" draw:name="Image27" text:anchor-type="char" svg:width="6.1457in" svg:height="1.3646in" draw:z-index="26"><draw:image xlink:href="Pictures/100000010000024E000000837C0B9DC283706C04.png" xlink:type="simple" xlink:show="embed" xlink:actuate="onLoad" draw:mime-type="image/png"/></draw:frame><text:s/></text:p>
      <text:p text:style-name="P18"><draw:frame draw:style-name="fr2" draw:name="Image31" text:anchor-type="char" svg:width="6.6929in" svg:height="2.7583in" draw:z-index="30"><draw:image xlink:href="Pictures/100000010000028F0000010EF97BA9D481441E16.png" xlink:type="simple" xlink:show="embed" xlink:actuate="onLoad" draw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32" text:anchor-type="char" svg:width="6.6929in" svg:height="2.2681in" draw:z-index="31"><draw:image xlink:href="Pictures/100000010000028F000000DE51BE5F1ED3B0B51E.png" xlink:type="simple" xlink:show="embed" xlink:actuate="onLoad" draw:mime-type="image/png"/></draw:frame><text:soft-page-break/></text:p>
      <text:p text:style-name="P18"><text:s/></text:p>
      <text:p text:style-name="P18"><draw:frame draw:style-name="fr1" draw:name="Image33" text:anchor-type="char" svg:width="5.1665in" svg:height="1.448in" draw:z-index="32"><draw:image xlink:href="Pictures/10000001000001F00000008BAF1A858C8366D972.png" xlink:type="simple" xlink:show="embed" xlink:actuate="onLoad" draw:mime-type="image/png"/></draw:frame><text:s/></text:p>
      <text:p text:style-name="P18"><draw:frame draw:style-name="fr1" draw:name="Image34" text:anchor-type="char" svg:width="5.1665in" svg:height="1.448in" draw:z-index="33"><draw:image xlink:href="Pictures/10000001000001F00000008BA698B8EE6F0240C5.png" xlink:type="simple" xlink:show="embed" xlink:actuate="onLoad" draw:mime-type="image/png"/></draw:frame></text:p>
      <text:p text:style-name="P18"/>
      <text:p text:style-name="P18"><draw:frame draw:style-name="fr1" draw:name="Image35" text:anchor-type="char" svg:width="5.698in" svg:height="1.448in" draw:z-index="34"><draw:image xlink:href="Pictures/10000001000002230000008B78BDEC313ACFA5C2.png" xlink:type="simple" xlink:show="embed" xlink:actuate="onLoad" draw:mime-type="image/png"/></draw:frame><text:s/></text:p>
      <text:p text:style-name="P18"><draw:frame draw:style-name="fr1" draw:name="Image36" text:anchor-type="char" svg:width="5.7917in" svg:height="1.4272in" draw:z-index="35"><draw:image xlink:href="Pictures/100000010000022C000000898BB1B8705AB9EFAF.png" xlink:type="simple" xlink:show="embed" xlink:actuate="onLoad" draw:mime-type="image/png"/></draw:frame><text:s/></text:p>
      <text:p text:style-name="P18"><draw:frame draw:style-name="fr1" draw:name="Image37" text:anchor-type="char" svg:width="5.802in" svg:height="0.8437in" draw:z-index="36"><draw:image xlink:href="Pictures/100000010000022D00000051487F5F36262A20BB.png" xlink:type="simple" xlink:show="embed" xlink:actuate="onLoad" draw:mime-type="image/png"/></draw:frame><text:soft-page-break/></text:p>
      <text:p text:style-name="P18"><draw:frame draw:style-name="fr1" draw:name="Image38" text:anchor-type="char" svg:width="5.0937in" svg:height="1.6665in" draw:z-index="37"><draw:image xlink:href="Pictures/10000001000001E9000000A098C696CB58ECEE9B.png" xlink:type="simple" xlink:show="embed" xlink:actuate="onLoad" draw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24">quoting</text:p>
      <text:p text:style-name="P24"/>
      <text:p text:style-name="P24"><draw:frame draw:style-name="fr1" draw:name="Image39" text:anchor-type="char" svg:width="5.7917in" svg:height="4.1874in" draw:z-index="38"><draw:image xlink:href="Pictures/100000010000022C000001928DC2A13347FDCE09.png" xlink:type="simple" xlink:show="embed" xlink:actuate="onLoad" draw:mime-type="image/png"/></draw:frame><text:s/></text:p>
      <text:p text:style-name="P24">we doesn`t print double quote until escaping <text:span text:style-name="T29">and everything in “” </text:span></text:p>
      <text:p text:style-name="P24"/>
      <text:p text:style-name="P24"/>
      <text:p text:style-name="P24"><draw:frame draw:style-name="fr1" draw:name="Image40" text:anchor-type="char" svg:width="5.8437in" svg:height="0.75in" draw:z-index="39"><draw:image xlink:href="Pictures/100000010000023100000048F9A8FFC7091AA834.png" xlink:type="simple" xlink:show="embed" xlink:actuate="onLoad" draw:mime-type="image/png"/></draw:frame><text:s/></text:p>
      <text:p text:style-name="P24"/>
      <text:p text:style-name="P24"/>
      <text:p text:style-name="P24"><text:soft-page-break/><text:s/><draw:frame draw:style-name="fr3" draw:name="Image41" text:anchor-type="char" svg:width="5.3126in" svg:height="1.5311in" draw:z-index="40"><draw:image xlink:href="Pictures/10000001000001FE00000093EE8721C04D99EDAC.png" xlink:type="simple" xlink:show="embed" xlink:actuate="onLoad" draw:mime-type="image/png"/></draw:frame><text:s/></text:p>
      <text:p text:style-name="P24"><draw:frame draw:style-name="fr1" draw:name="Image42" text:anchor-type="char" svg:width="6.1146in" svg:height="1.1665in" draw:z-index="41"><draw:image xlink:href="Pictures/100000010000024B000000707D64EA0780C08F70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43" text:anchor-type="char" svg:width="6.2291in" svg:height="2.9689in" draw:z-index="42"><draw:image xlink:href="Pictures/10000001000002560000011D8FD36273D9C267AF.png" xlink:type="simple" xlink:show="embed" xlink:actuate="onLoad" draw:mime-type="image/png"/></draw:frame><text:s/></text:p>
      <text:p text:style-name="P24"/>
      <text:p text:style-name="P24"/>
      <text:p text:style-name="P25"><draw:frame draw:style-name="fr2" draw:name="Image44" text:anchor-type="char" svg:width="6.6929in" svg:height="1.0846in" draw:z-index="43"><draw:image xlink:href="Pictures/100000010000028E0000006AF522542D19FC64A8.png" xlink:type="simple" xlink:show="embed" xlink:actuate="onLoad" draw:mime-type="image/png"/></draw:frame><text:s/></text:p>
      <text:p text:style-name="P25">tsy mila gerena</text:p>
      <text:p text:style-name="P25"><draw:frame draw:style-name="fr5" draw:name="Image45" text:anchor-type="char" svg:width="6.6929in" svg:height="3.7161in" draw:z-index="44"><draw:image xlink:href="Pictures/100000010000029E00000174729B1E9BA8B4D46D.png" xlink:type="simple" xlink:show="embed" xlink:actuate="onLoad" draw:mime-type="image/png"/></draw:frame><text:soft-page-break/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18"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19">&amp;&amp;<text:tab/><text:tab/><text:tab/><text:tab/><text:tab/><text:tab/><text:tab/>AND</text:p>
      <text:p text:style-name="P19">||<text:tab/><text:tab/><text:tab/><text:tab/><text:tab/><text:tab/><text:tab/>OR</text:p>
      <text:p text:style-name="P19"/>
      <text:p text:style-name="P20">word</text:p>
      <text:p text:style-name="P20"/>
      <text:p text:style-name="P20">cmd</text:p>
      <text:p text:style-name="P20">“…”</text:p>
      <text:p text:style-name="P20">‘…’</text:p>
      <text:p text:style-name="P21">(…)</text:p>
      <text:p text:style-name="P23">$HOME</text:p>
      <text:p text:style-name="P23">vt=zvt</text:p>
      <text:p text:style-name="P23">${HOME}</text:p>
      <text:p text:style-name="P21">‘’...’’</text:p>
      <text:p text:style-name="P21">“”...””</text:p>
      <text:p text:style-name="P21"/>
      <text:p text:style-name="P22">error</text:p>
      <text:p text:style-name="P22"/>
      <text:p text:style-name="P22"/>
      <text:p text:style-name="P22"/>
      <text:p text:style-name="P26"><text:soft-page-break/>expansions</text:p>
      <text:p text:style-name="P26"/>
      <text:p text:style-name="P26">type of token:</text:p>
      <text:p text:style-name="P26"/>
      <text:p text:style-name="P28"><text:span text:style-name="T30">typedef</text:span> <text:span text:style-name="T30">enum</text:span> {</text:p>
      <text:p text:style-name="P27"><text:span text:style-name="T31">TK_WORD</text:span>,</text:p>
      <text:p text:style-name="P27"><text:span text:style-name="T31">TK_PIPE</text:span>,</text:p>
      <text:p text:style-name="P27"><text:span text:style-name="T31">TK_REDIR</text:span>,</text:p>
      <text:p text:style-name="P27"><text:span text:style-name="T31">TK_REDIR_IN</text:span>,</text:p>
      <text:p text:style-name="P27"><text:span text:style-name="T31">TK_REDIR_OUT</text:span>,</text:p>
      <text:p text:style-name="P27"><text:span text:style-name="T31">TK_REDIR_OUT2</text:span>,</text:p>
      <text:p text:style-name="P27"><text:span text:style-name="T31">TK_HEREDOC</text:span>,</text:p>
      <text:p text:style-name="P27"><text:span text:style-name="T31">TK_OR</text:span>,</text:p>
      <text:p text:style-name="P27"><text:span text:style-name="T31">TK_AND</text:span>,</text:p>
      <text:p text:style-name="P27"><text:span text:style-name="T31">TK_WILDCARD</text:span>,</text:p>
      <text:p text:style-name="P27"><text:span text:style-name="T31">TK_L_PAREN</text:span>,</text:p>
      <text:p text:style-name="P29">TK_R_PAREN</text:p>
      <text:p text:style-name="P27">} <text:span text:style-name="T32">token_type</text:span>;</text:p>
      <text:p text:style-name="P26"/>
      <text:p text:style-name="P26"/>
      <text:p text:style-name="P30">type of token that expand:</text:p>
      <text:p text:style-name="P30"/>
      <text:p text:style-name="P30">- <text:span text:style-name="T33">tk_word:</text:span></text:p>
      <text:p text:style-name="P30"/>
      <text:p text:style-name="P30"><text:tab/>. <text:span text:style-name="T34">$HOME</text:span></text:p>
      <text:p text:style-name="P31">word ($+char) like $HOME, $?, $1…</text:p>
      <text:p text:style-name="P31">it can represent env variable, local var, …</text:p>
      <text:p text:style-name="P31"/>
      <text:p text:style-name="P31"><text:tab/><draw:frame draw:style-name="fr1" draw:name="Image46" text:anchor-type="char" svg:width="6.0102in" svg:height="0.8126in" draw:z-index="45"><draw:image xlink:href="Pictures/10000001000002410000004E2707BF5C83A2C5CA.png" xlink:type="simple" xlink:show="embed" xlink:actuate="onLoad" draw:mime-type="image/png"/></draw:frame> </text:p>
      <text:p text:style-name="P31"><text:tab/>. “<text:span text:style-name="T35">$HOME</text:span>”</text:p>
      <text:p text:style-name="P32">variable inside double quote “”</text:p>
      <text:p text:style-name="P32"/>
      <text:p text:style-name="P32"/>
      <text:p text:style-name="P32"><draw:frame draw:style-name="fr1" draw:name="Image47" text:anchor-type="char" svg:width="6.0209in" svg:height="1.1043in" draw:z-index="46"><draw:image xlink:href="Pictures/10000001000002420000006A3A13CD8DA3A2CCFC.png" xlink:type="simple" xlink:show="embed" xlink:actuate="onLoad" draw:mime-type="image/png"/></draw:frame><text:s/></text:p>
      <text:p text:style-name="P33">for this double quote may regroup a n length of char but expand all variable inside it</text:p>
      <text:p text:style-name="P33"/>
      <text:p text:style-name="P33"><text:tab/>. <text:span text:style-name="T36">void and space in “”</text:span></text:p>
      <text:p text:style-name="P33"><draw:frame draw:style-name="fr2" draw:name="Image48" text:anchor-type="char" svg:width="6.6929in" svg:height="0.9516in" draw:z-index="47"><draw:image xlink:href="Pictures/10000001000002B100000062E913533E4433CEFD.png" xlink:type="simple" xlink:show="embed" xlink:actuate="onLoad" draw:mime-type="image/png"/></draw:frame><text:soft-page-break/><text:s/></text:p>
      <text:p text:style-name="P34"/>
      <text:p text:style-name="P34"><text:tab/>. <text:span text:style-name="T37">path element (may be if not handle by exerve for cmd like cd)</text:span></text:p>
      <text:p text:style-name="P35">we have ~, *, ., ..</text:p>
      <text:p text:style-name="P35"/>
      <text:p text:style-name="P35"><draw:frame draw:style-name="fr2" draw:name="Image49" text:anchor-type="char" svg:width="6.6929in" svg:height="1.1366in" draw:z-index="48"><draw:image xlink:href="Pictures/1000000100000299000000719C607A147A0BB3CB.png" xlink:type="simple" xlink:show="embed" xlink:actuate="onLoad" draw:mime-type="image/png"/></draw:frame><text:s/></text:p>
      <text:p text:style-name="P35"><text:tab/>. <text:span text:style-name="T38">wildcard * </text:span></text:p>
      <text:p text:style-name="P60">for this we have to check if a tk_word is a tk_wildcard</text:p>
      <text:p text:style-name="P35"/>
      <text:p text:style-name="P35"><draw:frame draw:style-name="fr2" draw:name="Image50" text:anchor-type="char" svg:width="6.6929in" svg:height="1.6744in" draw:z-index="49"><draw:image xlink:href="Pictures/100000010000055300000155C308640C2CCAEB9F.png" xlink:type="simple" xlink:show="embed" xlink:actuate="onLoad" draw:mime-type="image/png"/></draw:frame><text:s text:c="2"/></text:p>
      <text:p text:style-name="P35"><draw:frame draw:style-name="fr2" draw:name="Image51" text:anchor-type="char" svg:width="6.6929in" svg:height="1.0209in" draw:z-index="50"><draw:image xlink:href="Pictures/1000000100000505000000C4A581428F52CC501E.png" xlink:type="simple" xlink:show="embed" xlink:actuate="onLoad" draw:mime-type="image/png"/></draw:frame><text:s/></text:p>
      <text:p text:style-name="P36">note that for single quote , no expand</text:p>
      <text:p text:style-name="P36"><text:s/></text:p>
      <text:p text:style-name="P36"><draw:frame draw:style-name="fr1" draw:name="Image52" text:anchor-type="char" svg:width="6.3854in" svg:height="1.1043in" draw:z-index="51"><draw:image xlink:href="Pictures/10000001000002650000006ACF1CBAEC196DD2EE.png" xlink:type="simple" xlink:show="embed" xlink:actuate="onLoad" draw:mime-type="image/png"/></draw:frame><text:s/></text:p>
      <text:p text:style-name="P36"/>
      <text:p text:style-name="P37">note also that no “” and ‘’ after expansion in they are not already inside double and single quote</text:p>
      <text:p text:style-name="P37"/>
      <text:p text:style-name="P37"><draw:frame draw:style-name="fr1" draw:name="Image53" text:anchor-type="char" svg:width="6.3437in" svg:height="1.552in" draw:z-index="52"><draw:image xlink:href="Pictures/10000001000002610000009557445FCA5413862D.png" xlink:type="simple" xlink:show="embed" xlink:actuate="onLoad" draw:mime-type="image/png"/></draw:frame><text:soft-page-break/><text:s/></text:p>
      <text:p text:style-name="P37"/>
      <text:p text:style-name="P38">escaped quote and special char</text:p>
      <text:p text:style-name="P38"/>
      <text:p text:style-name="P38"><draw:frame draw:style-name="fr4" draw:name="Image54" text:anchor-type="char" svg:x="0in" svg:y="0in" svg:width="6.6929in" svg:height="0.8555in" draw:z-index="53"><draw:image xlink:href="Pictures/10000001000002C00000005A28E5E4F13C23454C.png" xlink:type="simple" xlink:show="embed" xlink:actuate="onLoad" draw:mime-type="image/png"/></draw:frame><text:s/></text:p>
      <text:p text:style-name="P39">we don’t handle this so </text:p>
      <text:p text:style-name="P41"/>
      <text:p text:style-name="P41">heredoc expansions</text:p>
      <text:p text:style-name="P41"/>
      <text:p text:style-name="P41"><draw:frame draw:style-name="fr1" draw:name="Image55" text:anchor-type="char" svg:width="5.7602in" svg:height="3.4374in" draw:z-index="54"><draw:image xlink:href="Pictures/10000001000002290000014A6CF0EAF9BD7D973D.png" xlink:type="simple" xlink:show="embed" xlink:actuate="onLoad" draw:mime-type="image/png"/></draw:frame></text:p>
      <text:p text:style-name="P39"><text:s/></text:p>
      <text:p text:style-name="P39"/>
      <text:p text:style-name="P39"/>
      <text:p text:style-name="P39"><draw:frame draw:style-name="fr3" draw:name="Image56" text:anchor-type="char" svg:width="5.7398in" svg:height="2.8126in" draw:z-index="55"><draw:image xlink:href="Pictures/10000001000002270000010ED70AB113CCF925F2.png" xlink:type="simple" xlink:show="embed" xlink:actuate="onLoad" draw:mime-type="image/png"/></draw:frame><text:soft-page-break/><text:s/></text:p>
      <text:p text:style-name="P39"><text:s/></text:p>
      <text:p text:style-name="P39"><draw:frame draw:style-name="fr1" draw:name="Image57" text:anchor-type="char" svg:width="5.7291in" svg:height="1.552in" draw:z-index="56"><draw:image xlink:href="Pictures/1000000100000226000000950ECB111FD7A9A986.png" xlink:type="simple" xlink:show="embed" xlink:actuate="onLoad" draw:mime-type="image/png"/></draw:frame><text:s/></text:p>
      <text:p text:style-name="P39"><draw:frame draw:style-name="fr1" draw:name="Image58" text:anchor-type="char" svg:width="5.7398in" svg:height="1.1252in" draw:z-index="57"><draw:image xlink:href="Pictures/10000001000002270000006C2A8D927405D8F2C0.png" xlink:type="simple" xlink:show="embed" xlink:actuate="onLoad" draw:mime-type="image/png"/></draw:frame><text:s/></text:p>
      <text:p text:style-name="P42">something interesting in heredoc expansions</text:p>
      <text:p text:style-name="P42"/>
      <text:p text:style-name="P42"><draw:frame draw:style-name="fr1" draw:name="Image59" text:anchor-type="char" svg:width="6.1146in" svg:height="2.0835in" draw:z-index="58"><draw:image xlink:href="Pictures/100000010000024B000000C85D577F0BDCB40CB3.png" xlink:type="simple" xlink:show="embed" xlink:actuate="onLoad" draw:mime-type="image/png"/></draw:frame></text:p>
      <text:p text:style-name="P40"><text:s/></text:p>
      <text:p text:style-name="P40"/>
      <text:p text:style-name="P40"/>
      <text:p text:style-name="P40"><draw:frame draw:style-name="fr3" draw:name="Image60" text:anchor-type="char" svg:width="5.75in" svg:height="1.5209in" draw:z-index="59"><draw:image xlink:href="Pictures/1000000100000228000000928FDB1FAAEAAC52A7.png" xlink:type="simple" xlink:show="embed" xlink:actuate="onLoad" draw:mime-type="image/png"/></draw:frame><text:soft-page-break/><text:s text:c="2"/></text:p>
      <text:p text:style-name="P40"><text:s/></text:p>
      <text:p text:style-name="P40"><draw:frame draw:style-name="fr2" draw:name="Image61" text:anchor-type="char" svg:width="6.6929in" svg:height="1.3681in" draw:z-index="60"><draw:image xlink:href="Pictures/10000001000002A80000008B67D0C3D8DA75E52F.png" xlink:type="simple" xlink:show="embed" xlink:actuate="onLoad" draw:mime-type="image/png"/></draw:frame><text:s/></text:p>
      <text:p text:style-name="P40"><draw:frame draw:style-name="fr2" draw:name="Image62" text:anchor-type="char" svg:width="6.6929in" svg:height="1.1453in" draw:z-index="61"><draw:image xlink:href="Pictures/10000001000002E60000007F5D34223BC304A654.png" xlink:type="simple" xlink:show="embed" xlink:actuate="onLoad" draw:mime-type="image/png"/></draw:frame></text:p>
      <text:p text:style-name="P40"><draw:frame draw:style-name="fr1" draw:name="Image63" text:anchor-type="char" svg:width="6.3854in" svg:height="2.1665in" draw:z-index="62"><draw:image xlink:href="Pictures/1000000100000265000000D054AA01CDE158A8E3.png" xlink:type="simple" xlink:show="embed" xlink:actuate="onLoad" draw:mime-type="image/png"/></draw:frame><text:s/></text:p>
      <text:p text:style-name="P40"><draw:frame draw:style-name="fr1" draw:name="Image64" text:anchor-type="char" svg:width="6.1772in" svg:height="3.0311in" draw:z-index="63"><draw:image xlink:href="Pictures/10000001000002510000012347178493CA6ABE69.png" xlink:type="simple" xlink:show="embed" xlink:actuate="onLoad" draw:mime-type="image/png"/></draw:frame><text:soft-page-break/><text:s/></text:p>
      <text:p text:style-name="P43">we don’t handle &lt;&lt; - heredoc because it only work in shell</text:p>
      <text:p text:style-name="P43"><text:s text:c="2"/></text:p>
      <text:p text:style-name="P40">shell rules and error</text:p>
      <text:p text:style-name="P40"/>
      <text:p text:style-name="P44">**the input shouldn't begin with | or || or &amp;&amp; or ) <text:span text:style-name="T41">or *</text:span></text:p>
      <text:p text:style-name="P44"/>
      <text:p text:style-name="P45">the first token must be:</text:p>
      <text:p text:style-name="P45">- redir out</text:p>
      <text:p text:style-name="P45"><draw:frame draw:style-name="fr1" draw:name="Image65" text:anchor-type="char" svg:width="5.0311in" svg:height="0.6874in" draw:z-index="64"><draw:image xlink:href="Pictures/10000001000001E30000004219864CB2D19DFED1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 <text:span text:style-name="T39">redir in</text:span></text:p>
      <text:p text:style-name="P45"/>
      <text:p text:style-name="P45"><draw:frame draw:style-name="fr1" draw:name="Image66" text:anchor-type="char" svg:width="4.9063in" svg:height="0.6043in" draw:z-index="65"><draw:image xlink:href="Pictures/10000001000001D70000003A665124A96F3A94B7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<text:span text:style-name="T40">heredoc</text:span></text:p>
      <text:p text:style-name="P45"/>
      <text:p text:style-name="P45"><draw:frame draw:style-name="fr1" draw:name="Image67" text:anchor-type="char" svg:width="5.198in" svg:height="0.8752in" draw:z-index="66"><draw:image xlink:href="Pictures/10000001000001F3000000544A6C02E15343BA16.png" xlink:type="simple" xlink:show="embed" xlink:actuate="onLoad" draw:mime-type="image/png"/></draw:frame><text:s/></text:p>
      <text:p text:style-name="P45">- <text:span text:style-name="T42">left parenthesis</text:span></text:p>
      <text:p text:style-name="P45"/>
      <text:p text:style-name="P45"><draw:frame draw:style-name="fr1" draw:name="Image68" text:anchor-type="char" svg:width="4.9583in" svg:height="0.6874in" draw:z-index="67"><draw:image xlink:href="Pictures/10000001000001DC0000004294723E48EC6C25F5.png" xlink:type="simple" xlink:show="embed" xlink:actuate="onLoad" draw:mime-type="image/png"/></draw:frame><text:s/></text:p>
      <text:p text:style-name="P45"/>
      <text:p text:style-name="P45"/>
      <text:p text:style-name="P45"/>
      <text:p text:style-name="P45">-<text:span text:style-name="T43">word (cmd</text:span></text:p>
      <text:p text:style-name="P45"/>
      <text:p text:style-name="P45"><draw:frame draw:style-name="fr1" draw:name="Image69" text:anchor-type="char" svg:width="4.9583in" svg:height="0.6874in" draw:z-index="68"><draw:image xlink:href="Pictures/10000001000001DC0000004294723E48EC6C25F5.png" xlink:type="simple" xlink:show="embed" xlink:actuate="onLoad" draw:mime-type="image/png"/></draw:frame><text:soft-page-break/><text:s/></text:p>
      <text:p text:style-name="P45"/>
      <text:p text:style-name="P45"/>
      <text:p text:style-name="P45"/>
      <text:p text:style-name="P45"/>
      <text:p text:style-name="P45">**<text:span text:style-name="T44">the end of a file shouldn't be a</text:span></text:p>
      <text:p text:style-name="P45"/>
      <text:p text:style-name="P45">- <text:span text:style-name="T44">redir out</text:span></text:p>
      <text:p text:style-name="P45">- <text:span text:style-name="T45">left parentheses</text:span></text:p>
      <text:p text:style-name="P45"><draw:frame draw:style-name="fr1" draw:name="Image70" text:anchor-type="char" svg:width="5.8126in" svg:height="1.448in" draw:z-index="69"><draw:image xlink:href="Pictures/100000010000022E0000008B9D52AA6CBBEA7296.png" xlink:type="simple" xlink:show="embed" xlink:actuate="onLoad" draw:mime-type="image/png"/></draw:frame><text:s/></text:p>
      <text:p text:style-name="P45">** <text:span text:style-name="T46">combinaison error</text:span></text:p>
      <text:p text:style-name="P45"/>
      <text:p text:style-name="P45">-<text:span text:style-name="T47">word</text:span></text:p>
      <text:p text:style-name="P46">no rule</text:p>
      <text:p text:style-name="P46"/>
      <text:p text:style-name="P46">-pipe</text:p>
      <text:p text:style-name="P46"/>
      <text:p text:style-name="P47">pipe can’t be followed by |, &amp;&amp;, || , * <text:span text:style-name="T48">or )</text:span></text:p>
      <text:p text:style-name="P47"/>
      <text:p text:style-name="P48">but can be followed by word, redir, heredoc</text:p>
      <text:p text:style-name="P48"/>
      <text:p text:style-name="P48"><draw:frame draw:style-name="fr1" draw:name="Image71" text:anchor-type="char" svg:width="5.9898in" svg:height="1.8335in" draw:z-index="70"><draw:image xlink:href="Pictures/100000010000023F000000B00CB4E0691C17C120.png" xlink:type="simple" xlink:show="embed" xlink:actuate="onLoad" draw:mime-type="image/png"/></draw:frame></text:p>
      <text:p text:style-name="P47"><text:s/></text:p>
      <text:p text:style-name="P47"><draw:frame draw:style-name="fr1" draw:name="Image72" text:anchor-type="char" svg:width="5.448in" svg:height="1.6146in" draw:z-index="71"><draw:image xlink:href="Pictures/100000010000020B0000009B42DF338CE2CFA316.png" xlink:type="simple" xlink:show="embed" xlink:actuate="onLoad" draw:mime-type="image/png"/></draw:frame><text:s/></text:p>
      <text:p text:style-name="P47"/>
      <text:p text:style-name="P47"/>
      <text:p text:style-name="P47"/>
      <text:p text:style-name="P47"><text:soft-page-break/>- <text:span text:style-name="T49">wildcard</text:span></text:p>
      <text:p text:style-name="P49">no rule</text:p>
      <text:p text:style-name="P47"/>
      <text:p text:style-name="P47"/>
      <text:p text:style-name="P47"><draw:frame draw:style-name="fr2" draw:name="Image73" text:anchor-type="char" svg:width="6.6929in" svg:height="1.4283in" draw:z-index="72"><draw:image xlink:href="Pictures/1000000100000388000000C1DDC9D8FF4F4BDF3D.png" xlink:type="simple" xlink:show="embed" xlink:actuate="onLoad" draw:mime-type="image/png"/></draw:frame><text:s/></text:p>
      <text:p text:style-name="P47">- <text:span text:style-name="T50">and or</text:span></text:p>
      <text:p text:style-name="P47"/>
      <text:p text:style-name="P50">doesn’t support pipe, <text:s/>* and or but redir is ok</text:p>
      <text:p text:style-name="P50"/>
      <text:p text:style-name="P50"><draw:frame draw:style-name="fr1" draw:name="Image74" text:anchor-type="char" svg:width="4.1457in" svg:height="2.2291in" draw:z-index="73"><draw:image xlink:href="Pictures/100000010000018E000000D68689400C2C05E53F.png" xlink:type="simple" xlink:show="embed" xlink:actuate="onLoad" draw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-<text:span text:style-name="T51">l parentheses (</text:span></text:p>
      <text:p text:style-name="P50"/>
      <text:p text:style-name="P51">no operator , only for this case <text:span text:style-name="T52">(at the beginning heredoc and redir</text:span></text:p>
      <text:p text:style-name="P51"/>
      <text:p text:style-name="P51"><draw:frame draw:style-name="fr1" draw:name="Image75" text:anchor-type="char" svg:width="3.3228in" svg:height="0.9583in" draw:z-index="74"><draw:image xlink:href="Pictures/100000010000013F0000005C8A9E22587F8240BC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>- <text:span text:style-name="T53">r parentheses )</text:span></text:p>
      <text:p text:style-name="P52">no rule</text:p>
      <text:p text:style-name="P52"/>
      <text:p text:style-name="P52">- <text:span text:style-name="T54">redirect</text:span></text:p>
      <text:p text:style-name="P52"><draw:frame draw:style-name="fr1" draw:name="Image76" text:anchor-type="char" svg:width="5.6665in" svg:height="1.5417in" draw:z-index="75"><draw:image xlink:href="Pictures/1000000100000220000000942C73EE8F02E4790F.png" xlink:type="simple" xlink:show="embed" xlink:actuate="onLoad" draw:mime-type="image/png"/></draw:frame><text:s/></text:p>
      <text:p text:style-name="P52"><draw:frame draw:style-name="fr1" draw:name="Image77" text:anchor-type="char" svg:width="5.3854in" svg:height="1.5417in" draw:z-index="76"><draw:image xlink:href="Pictures/1000000100000205000000943AE25C0D99926313.png" xlink:type="simple" xlink:show="embed" xlink:actuate="onLoad" draw:mime-type="image/png"/></draw:frame><text:soft-page-break/><text:s/></text:p>
      <text:p text:style-name="P52"/>
      <text:p text:style-name="P53">can ‘t be follow by another redir token (not heredoc)</text:p>
      <text:p text:style-name="P53"/>
      <text:p text:style-name="P54"><draw:frame draw:style-name="fr1" draw:name="Image78" text:anchor-type="char" svg:width="5.4791in" svg:height="1.2917in" draw:z-index="77"><draw:image xlink:href="Pictures/100000010000020E0000007C26FA21AF2F23ACC6.png" xlink:type="simple" xlink:show="embed" xlink:actuate="onLoad" draw:mime-type="image/png"/></draw:frame><text:s/></text:p>
      <text:p text:style-name="P54"><draw:frame draw:style-name="fr1" draw:name="Image79" text:anchor-type="char" svg:width="5.3437in" svg:height="2.1457in" draw:z-index="78"><draw:image xlink:href="Pictures/1000000100000201000000CE24B1B0DB66E11C41.png" xlink:type="simple" xlink:show="embed" xlink:actuate="onLoad" draw:mime-type="image/png"/></draw:frame><text:s/></text:p>
      <text:p text:style-name="P54"><draw:frame draw:style-name="fr1" draw:name="Image80" text:anchor-type="char" svg:width="5.3437in" svg:height="2.1457in" draw:z-index="79"><draw:image xlink:href="Pictures/1000000100000201000000CE24B1B0DB66E11C41.png" xlink:type="simple" xlink:show="embed" xlink:actuate="onLoad" draw:mime-type="image/png"/></draw:frame><text:s/></text:p>
      <text:p text:style-name="P54"/>
      <text:p text:style-name="P54"><draw:frame draw:style-name="fr1" draw:name="Image81" text:anchor-type="char" svg:width="5.7398in" svg:height="1.2602in" draw:z-index="80"><draw:image xlink:href="Pictures/100000010000022700000079ADFDE00EA21FE204.png" xlink:type="simple" xlink:show="embed" xlink:actuate="onLoad" draw:mime-type="image/png"/></draw:frame><text:s/></text:p>
      <text:p text:style-name="P54"><draw:frame draw:style-name="fr1" draw:name="Image82" text:anchor-type="char" svg:width="6.0311in" svg:height="1.9791in" draw:z-index="81"><draw:image xlink:href="Pictures/1000000100000243000000BEA6B4921167C63850.png" xlink:type="simple" xlink:show="embed" xlink:actuate="onLoad" draw:mime-type="image/png"/></draw:frame><text:soft-page-break/><text:s text:c="2"/></text:p>
      <text:p text:style-name="P54"/>
      <text:p text:style-name="P54">-<text:span text:style-name="T55">heredoc</text:span></text:p>
      <text:p text:style-name="P54"/>
      <text:p text:style-name="P55">void delimiter heredoc</text:p>
      <text:p text:style-name="P55"/>
      <text:p text:style-name="P55"><draw:frame draw:style-name="fr1" draw:name="Image83" text:anchor-type="char" svg:width="5.9689in" svg:height="1.8752in" draw:z-index="82"><draw:image xlink:href="Pictures/100000010000023D000000B42FE9B00BB8047BB5.png" xlink:type="simple" xlink:show="embed" xlink:actuate="onLoad" draw:mime-type="image/png"/></draw:frame><text:s/></text:p>
      <text:p text:style-name="P55"><draw:frame draw:style-name="fr1" draw:name="Image84" text:anchor-type="char" svg:width="5.552in" svg:height="1.552in" draw:z-index="83"><draw:image xlink:href="Pictures/1000000100000215000000956A2CF0ED65AC9BCF.png" xlink:type="simple" xlink:show="embed" xlink:actuate="onLoad" draw:mime-type="image/png"/></draw:frame><text:s/></text:p>
      <text:p text:style-name="P55"/>
      <text:p text:style-name="P56">special char delimiter</text:p>
      <text:p text:style-name="P56"/>
      <text:p text:style-name="P56"><draw:frame draw:style-name="fr1" draw:name="Image85" text:anchor-type="char" svg:width="5.9689in" svg:height="2.1874in" draw:z-index="84"><draw:image xlink:href="Pictures/100000010000023D000000D207B4900CA2EAB401.png" xlink:type="simple" xlink:show="embed" xlink:actuate="onLoad" draw:mime-type="image/png"/></draw:frame><text:s/></text:p>
      <text:p text:style-name="P56"/>
      <text:p text:style-name="P57"><text:soft-page-break/>there is also error for multiple &lt;&gt; above</text:p>
      <text:p text:style-name="P57"/>
      <text:p text:style-name="P58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8-12T11:12:09.911740770</dc:date>
    <meta:editing-duration>PT17H25M6S</meta:editing-duration>
    <meta:editing-cycles>236</meta:editing-cycles>
    <meta:document-statistic meta:table-count="0" meta:image-count="85" meta:object-count="0" meta:page-count="24" meta:paragraph-count="196" meta:word-count="541" meta:character-count="3035" meta:non-whitespace-character-count="2481"/>
  </office:meta>
</office:document-meta>
</file>